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4d1"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1cm" svg:height="2cm" svg:x="0.3cm" svg:y="7cm">
          <text:p text:style-name="P1"><text:span text:style-name="T1">Assemb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6cm" svg:height="2cm" svg:x="7.201cm" svg:y="7.001cm">
          <text:p text:style-name="P1"><text:span text:style-name="T1">High Level</text:span><text:span text:style-name="T1"><text:line-break/></text:span><text:span text:style-name="T1">Langu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502cm" svg:height="2cm" svg:x="14.6cm" svg:y="7.002cm">
          <text:p text:style-name="P1"><text:span text:style-name="T1">Object-oriented</text:span><text:span text:style-name="T1"><text:line-break/></text:span><text:span text:style-name="T1">Programm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cm" svg:height="1cm" svg:x="4.6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1cm" svg:x="12.001cm" svg:y="7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1cm" svg:x="20.302cm" svg:y="7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5cm" svg:height="2cm" svg:x="23.001cm" svg:y="7.003cm">
          <text:p text:style-name="P1"><text:span text:style-name="T1">Model Driven</text:span><text:span text:style-name="T1"><text:line-break/></text:span><text:span text:style-name="T1">Engine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2.811cm" svg:x="1cm" svg:y="4.867cm"/>
      <draw:page-thumbnail draw:layer="backgroundobjects" svg:width="8.999cm" svg:height="2.811cm" svg:x="1cm" svg:y="13.443cm"/>
      <draw:page-thumbnail draw:layer="backgroundobjects" svg:width="8.999cm" svg:height="2.811cm" svg:x="1cm" svg:y="22.019cm"/>
      <draw:page-thumbnail draw:layer="backgroundobjects" svg:width="8.999cm" svg:height="2.811cm" svg:x="11cm" svg:y="4.867cm"/>
      <draw:page-thumbnail draw:layer="backgroundobjects" svg:width="8.999cm" svg:height="2.811cm" svg:x="11cm" svg:y="13.443cm"/>
      <draw:page-thumbnail draw:layer="backgroundobjects" svg:width="8.999cm" svg:height="2.811cm" svg:x="11cm" svg:y="22.01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11:26:14.053730131</meta:creation-date>
    <dc:date>2016-03-08T23:51:59.937759616</dc:date>
    <meta:editing-duration>PT4M55S</meta:editing-duration>
    <meta:editing-cycles>4</meta:editing-cycles>
    <meta:generator>LibreOffice/4.2.8.2$Linux_X86_64 LibreOffice_project/420m0$Build-2</meta:generator>
    <meta:document-statistic meta:object-count="30"/>
  </office:meta>
</office:document-meta>
</file>